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5044" officeooo:paragraph-rsid="00005044"/>
    </style:style>
    <style:style style:name="P2" style:family="paragraph" style:parent-style-name="Standard">
      <style:text-properties officeooo:rsid="00010edb" officeooo:paragraph-rsid="00010edb"/>
    </style:style>
    <style:style style:name="P3" style:family="paragraph" style:parent-style-name="Standard">
      <style:text-properties officeooo:rsid="00024c6b" officeooo:paragraph-rsid="00024c6b"/>
    </style:style>
    <style:style style:name="P4" style:family="paragraph" style:parent-style-name="Standard">
      <style:text-properties officeooo:rsid="00034d53" officeooo:paragraph-rsid="00034d53"/>
    </style:style>
    <style:style style:name="P5" style:family="paragraph" style:parent-style-name="Standard">
      <style:text-properties officeooo:rsid="0004d6b4" officeooo:paragraph-rsid="0004d6b4"/>
    </style:style>
    <style:style style:name="P6" style:family="paragraph" style:parent-style-name="Standard">
      <style:text-properties officeooo:rsid="0005dc28" officeooo:paragraph-rsid="0005dc28"/>
    </style:style>
    <style:style style:name="P7" style:family="paragraph" style:parent-style-name="Standard">
      <style:text-properties officeooo:rsid="0006443c" officeooo:paragraph-rsid="0006443c"/>
    </style:style>
    <style:style style:name="P8" style:family="paragraph" style:parent-style-name="Standard">
      <style:text-properties officeooo:rsid="0008855b" officeooo:paragraph-rsid="0008855b"/>
    </style:style>
    <style:style style:name="P9" style:family="paragraph" style:parent-style-name="Standard">
      <style:text-properties officeooo:rsid="0008ff50" officeooo:paragraph-rsid="0008ff50"/>
    </style:style>
    <style:style style:name="T1" style:family="text">
      <style:text-properties officeooo:rsid="00010edb"/>
    </style:style>
    <style:style style:name="T2" style:family="text">
      <style:text-properties officeooo:rsid="00034d53"/>
    </style:style>
    <style:style style:name="T3" style:family="text">
      <style:text-properties officeooo:rsid="00055bdc"/>
    </style:style>
    <style:style style:name="T4" style:family="text">
      <style:text-properties officeooo:rsid="0007fc8e"/>
    </style:style>
    <style:style style:name="T5" style:family="text">
      <style:text-properties officeooo:rsid="0008855b"/>
    </style:style>
    <style:style style:name="T6" style:family="text">
      <style:text-properties officeooo:rsid="0008bf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) <text:span text:style-name="T1">Para realizar este ejercicio hemos modificado el puerto del servidor ssh y hemos establecido el puerto 5000 como puerto de dicho servidor.</text:span></text:p>
      <text:p text:style-name="P1"/>
      <text:p text:style-name="P2">Para encender el servidor, hemos puesto el siguiente comando en la terminal de la máquina que actuaba como servidor: “sudo /etc/init.d/ssh start”.</text:p>
      <text:p text:style-name="P2"/>
      <text:p text:style-name="P2">Para conectarnos remotamente, hemos usado el siguiente comando: “ssh <text:a xlink:type="simple" xlink:href="mailto:usuario@10.162.91.11" text:style-name="Internet_20_link" text:visited-style-name="Visited_20_Internet_20_Link">usuario@10.162.91.11</text:a>” debido que hemos tenido que usar la red externa porque lo he intentado hacer con mi portátil y no me ha dejado acceder a la red interna.</text:p>
      <text:p text:style-name="P2"/>
      <text:p text:style-name="P2">Luego, hemos intentado realizar la conexión ssh mediante PuTTY y ha resultado satisfactorio.</text:p>
      <text:p text:style-name="P3"/>
      <text:p text:style-name="P3">Si queremos provocar un enjaulamiento en la carpeta de Descargas al usuario “usuario” se haría de la siguiente forma:</text:p>
      <text:p text:style-name="P3"/>
      <text:p text:style-name="P3">#Subsystem <text:s text:c="6"/>sftp <text:s text:c="3"/>/usr/libexec/openssh/sftp-server</text:p>
      <text:p text:style-name="P3">Subsystem sftp internal-sftp</text:p>
      <text:p text:style-name="P3"/>
      <text:p text:style-name="P3">Ahora vamos a agregar la jaula para nuestro usuario agregando las siguientes líneas:</text:p>
      <text:p text:style-name="P3"/>
      <text:p text:style-name="P3"># Jaula usuario Descargas</text:p>
      <text:p text:style-name="P3">Match usuario Descargas</text:p>
      <text:p text:style-name="P3">ChrootDirectory %h</text:p>
      <text:p text:style-name="P3">AllowTcpForwarding no</text:p>
      <text:p text:style-name="P3">ForceCommand internal-sftp</text:p>
      <text:p text:style-name="P3">X11Forwarding no</text:p>
      <text:p text:style-name="P3"/>
      <text:p text:style-name="P3">Luego, habría que eliminar la shell del usuario en el fichero passwd.</text:p>
      <text:p text:style-name="P2"/>
      <text:p text:style-name="P2"/>
      <text:p text:style-name="P2">2.) <text:span text:style-name="T2">2.2.) Podemos ver como se encuentran corriendo 84 procesos en el sistema del profesor ya que no hemos sido capaces de montar el servidor webmin en nuestro portátil.</text:span></text:p>
      <text:p text:style-name="P4"/>
      <text:p text:style-name="P4">2.5.) Entramos en la configuración y establecemos los logins y logouts como elementos importantes del sistema, por lo que, al salir y volver a entrar, al revisar los logs, podemos ver que se ha recogido nuestra ip como un evento de login.</text:p>
      <text:p text:style-name="P4"/>
      <text:p text:style-name="P5">2.8.) En el menú desplegable de la izquierda seleccionamos la pestaña “System logs” dentro de la pestaña “System”. Una vez dentro podemos ver la ruta donde se encuentran guardados los ar<text:span text:style-name="T4">c</text:span>hivos de log. <text:span text:style-name="T3">En dicha tabla, podemos ver si están o no activos en la columna “Active?”.</text:span></text:p>
      <text:p text:style-name="P5"/>
      <text:p text:style-name="P6">2.11.) El puerto de escucha del servidor virtual de Apache es el 80, el de ssh es el 22.</text:p>
      <text:p text:style-name="P6"/>
      <text:p text:style-name="P6">2.15.) No hay cortafuegos instalado. Lo podemos encontrar en el menú desplegable de la izquierda en “Networking”.</text:p>
      <text:p text:style-name="P6"/>
      <text:p text:style-name="P7">3.) - <text:span text:style-name="T4">Sobre un equipo: nmap -Pn 192.168.1.111</text:span></text:p>
      <text:p text:style-name="P7">- <text:span text:style-name="T4">Sobre varios equipos: <text:s/>nmap -sP 192.168.33-95</text:span></text:p>
      <text:p text:style-name="P7">- <text:span text:style-name="T5">Sobre toda la red: nmap -sP 192.168.1.0/24</text:span></text:p>
      <text:p text:style-name="P7"/>
      <text:p text:style-name="P8">La opción -Pn se usa para saber cuantos hosts hay conectados a la red.</text:p>
      <text:p text:style-name="P8"><text:soft-page-break/>La opción -sP se usa para que hacer un ping a todos los hosts de la red <text:span text:style-name="T6">y aparecen aquellos hosts que responden a dicho ping</text:span>.</text:p>
      <text:p text:style-name="P8"/>
      <text:p text:style-name="P9">Zenmap es una interfaz gráfica para realizar las mismas pruebas que hemos realizado por consola, por lo que obtenemos los mismos resultado en zenmap que en nma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4:04:55.258989958</meta:creation-date>
    <dc:date>2018-03-15T18:34:10.668723678</dc:date>
    <meta:editing-duration>PT29M39S</meta:editing-duration>
    <meta:editing-cycles>9</meta:editing-cycles>
    <meta:generator>LibreOffice/6.0.1.1$Linux_X86_64 LibreOffice_project/60bfb1526849283ce2491346ed2aa51c465abfe6</meta:generator>
    <meta:document-statistic meta:table-count="0" meta:image-count="0" meta:object-count="0" meta:page-count="2" meta:paragraph-count="26" meta:word-count="404" meta:character-count="2465" meta:non-whitespace-character-count="2077"/>
  </office:meta>
</office:document-meta>
</file>